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1" office:value-type="string">
            <text:p>Founding of Angrylashes</text:p>
          </table:table-cell>
        </table:table-row>
        <table:table-row table:style-name="ro1">
          <table:table-cell table:number-columns-repeated="9"/>
          <table:table-cell office:value-type="string">
            <text:p>Establiseh in the early spring of 226</text:p>
          </table:table-cell>
        </table:table-row>
        <table:table-row table:style-name="ro1">
          <table:table-cell table:number-columns-repeated="2"/>
          <table:table-cell table:style-name="ce1" office:value-type="string">
            <text:p>MoonApeIncident</text:p>
          </table:table-cell>
          <table:table-cell table:number-columns-repeated="5"/>
          <table:table-cell office:value-type="string">
            <text:p>Midsummer 226</text:p>
          </table:table-cell>
          <table:table-cell office:value-type="string">
            <text:p>Datan Manorbrushes (husabnd of Rovod barnoess of Lashman) lost his heriloom on arrival</text:p>
          </table:table-cell>
        </table:table-row>
        <table:table-row table:style-name="ro1">
          <table:table-cell table:number-columns-repeated="2"/>
          <table:table-cell office:value-type="string">
            <text:p>infected man shows up in taver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himp out causes kills + 4 infect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ollowed by bar fight with more kill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2 infected citizens are identified and isolated in hospi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econd incident happens – 2 guests chimp out and casue more damage and a bar fig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 of 3 infected citizens after second incident, including one mother with chi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1 infected refuses being sent in to the caverns and 4 agre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other with child and husband flee shortly af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remaingin three are sent to the caver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ospital ends up with a walled in dwarfs taht becomes a monster every full mo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ospital is declared "haunted" and moved to a new location</text:p>
          </table:table-cell>
          <table:table-cell table:number-columns-repeated="7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Eraly Spring 227</text:p>
          </table:table-cell>
          <table:table-cell table:style-name="ce1" office:value-type="string">
            <text:p>MagmaCrabIncident</text:p>
          </table:table-cell>
          <table:table-cell table:number-columns-repeated="3"/>
          <table:table-cell office:value-type="string">
            <text:p>sometime before 228</text:p>
          </table:table-cell>
          <table:table-cell table:style-name="ce1" office:value-type="string">
            <text:p>First Ancient Beast attac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va channels are digged out and filled to power the furnances</text:p>
          </table:table-cell>
          <table:table-cell table:number-columns-repeated="4"/>
          <table:table-cell office:value-type="string">
            <text:p>Beast shows up on lower cavern lay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perflues lava shafts are made and un covered</text:p>
          </table:table-cell>
          <table:table-cell table:number-columns-repeated="4"/>
          <table:table-cell office:value-type="string">
            <text:p>Knight are sent in to the caverns to search for the bea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bunch of magma crabs wonders in to the forge</text:p>
          </table:table-cell>
          <table:table-cell table:number-columns-repeated="4"/>
          <table:table-cell office:value-type="string">
            <text:p>after days of searching beast is tracked and kille with a steel spear</text:p>
          </table:table-cell>
          <table:table-cell table:number-columns-repeated="3"/>
        </table:table-row>
        <table:table-row table:style-name="ro1">
          <table:table-cell office:value-type="string">
            <text:p>Sodel Lenshamiden</text:p>
          </table:table-cell>
          <table:table-cell office:value-type="string">
            <text:p>one of the dwarfs slipps in to the lava shaft and melts</text:p>
          </table:table-cell>
          <table:table-cell table:number-columns-repeated="4"/>
          <table:table-cell office:value-type="string">
            <text:p>knights return home and cavern is secur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aving molten copper and gold behind</text:p>
          </table:table-cell>
          <table:table-cell table:number-columns-repeated="4"/>
          <table:table-cell office:value-type="string">
            <text:p>beasts body is processed in the caverns and the meats leather and bone is brought back to the for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abs are dealt with</text:p>
          </table:table-cell>
          <table:table-cell table:number-columns-repeated="4"/>
          <table:table-cell office:value-type="string">
            <text:p>caverns are once again sealed 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nce the dwarfs dissparence is connected to the incident a slab is placed</text:p>
          </table:table-cell>
          <table:table-cell table:number-columns-repeated="4"/>
          <table:table-cell office:value-type="string">
            <text:p>meat is used for cooking, tallow for soap making and bones were used for the artifact mu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ates are added to prevent future tragedies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Second Ancient Beast attack</text:p>
          </table:table-cell>
          <table:table-cell table:number-columns-repeated="3"/>
          <table:table-cell table:style-name="ce1" office:value-type="string">
            <text:p>Sword discover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howed up on upper cavern layer</text:p>
          </table:table-cell>
          <table:table-cell table:number-columns-repeated="3"/>
          <table:table-cell office:value-type="string">
            <text:p>animal was dropped at high speed to volcan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t everything on fire</text:p>
          </table:table-cell>
          <table:table-cell table:number-columns-repeated="3"/>
          <table:table-cell office:value-type="string">
            <text:p>thanks to artifact power a vain of previous gems is found deep undegrou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no interaction</text:p>
          </table:table-cell>
          <table:table-cell table:number-columns-repeated="3"/>
          <table:table-cell office:value-type="string">
            <text:p>exacavation disocvered a artifact sword and 3 trinket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sword and trinkets were stored – sword in barracks and trinkets in library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early autmun 28</text:p>
          </table:table-cell>
          <table:table-cell office:value-type="string">
            <text:p>Flies ttack Angrylashes with Stukos's warrior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mid winter 228</text:p>
          </table:table-cell>
          <table:table-cell office:value-type="string">
            <text:p>Flies caim Lasma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eraly spring 229</text:p>
          </table:table-cell>
          <table:table-cell office:value-type="string">
            <text:p>second attack on Angrylashe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6">16.02.2023</text:date>, <text:time>22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3M28S</meta:editing-duration>
    <meta:editing-cycles>8</meta:editing-cycles>
    <meta:generator>OpenOffice/4.1.13$Win32 OpenOffice.org_project/4113m1$Build-9810</meta:generator>
    <dc:date>2023-02-16T22:22:24.01</dc:date>
    <dc:creator>Jakub 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